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 fo:break-before="page"/>
      <style:text-properties style:font-name="MS Mincho" style:font-name-asian="MS Mincho" style:font-name-complex="MS Mincho"/>
    </style:style>
    <style:style style:name="P2" style:family="paragraph" style:parent-style-name="Normal">
      <style:paragraph-properties fo:text-align="justify" style:justify-single-word="false" fo:break-before="page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paragraph-properties fo:line-height="100%" fo:text-align="justify" style:justify-single-word="false"/>
    </style:style>
    <style:style style:name="P5" style:family="paragraph" style:parent-style-name="Normal">
      <style:paragraph-properties fo:text-align="justify" style:justify-single-word="false"/>
      <style:text-properties style:font-name="MS Mincho" style:font-name-asian="MS Mincho" style:font-name-complex="MS Mincho"/>
    </style:style>
    <style:style style:name="P6" style:family="paragraph" style:parent-style-name="Normal">
      <style:paragraph-properties fo:margin-top="0in" fo:margin-bottom="0.0319in" loext:contextual-spacing="false" fo:line-height="100%" fo:text-align="justify" style:justify-single-word="false"/>
    </style:style>
    <style:style style:name="P7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style:font-name="MS Mincho" style:font-name-asian="MS Mincho" style:font-name-complex="MS Mincho"/>
    </style:style>
    <style:style style:name="P8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style:text-position="sub 58%" style:font-name="MS Mincho" fo:font-size="12pt" style:font-name-asian="MS Mincho" style:font-size-asian="12pt" style:font-name-complex="MS Mincho" style:font-size-complex="12pt"/>
    </style:style>
    <style:style style:name="P9" style:family="paragraph" style:parent-style-name="List_20_Paragraph">
      <style:paragraph-properties fo:margin-top="0in" fo:margin-bottom="0.0319in" loext:contextual-spacing="false" fo:line-height="100%" fo:text-align="justify" style:justify-single-word="false"/>
    </style:style>
    <style:style style:name="P10" style:family="paragraph" style:parent-style-name="List_20_Paragraph">
      <style:paragraph-properties fo:text-align="justify" style:justify-single-word="false"/>
    </style:style>
    <style:style style:name="P11" style:family="paragraph" style:parent-style-name="List_20_Paragraph">
      <style:paragraph-properties fo:margin-left="0in" fo:margin-right="0in" fo:margin-top="0in" fo:margin-bottom="0.0319in" loext:contextual-spacing="false" fo:line-height="100%" fo:text-align="justify" style:justify-single-word="false" fo:text-indent="0in" style:auto-text-indent="false">
        <style:tab-stops/>
      </style:paragraph-properties>
      <style:text-properties fo:language="fr" fo:country="FR"/>
    </style:style>
    <style:style style:name="P12" style:family="paragraph" style:parent-style-name="Normal">
      <style:paragraph-properties fo:margin-top="0in" fo:margin-bottom="0.0717in" loext:contextual-spacing="false" fo:line-height="100%" fo:text-align="justify" style:justify-single-word="false"/>
    </style:style>
    <style:style style:name="P13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14" style:family="paragraph" style:parent-style-name="List_20_Paragraph" style:list-style-name="L2">
      <style:paragraph-properties fo:margin-top="0in" fo:margin-bottom="0.0319in" loext:contextual-spacing="false" fo:line-height="100%" fo:text-align="justify" style:justify-single-word="false"/>
    </style:style>
    <style:style style:name="P15" style:family="paragraph" style:parent-style-name="List_20_Paragraph" style:list-style-name="L6">
      <style:paragraph-properties fo:margin-top="0in" fo:margin-bottom="0.0319in" loext:contextual-spacing="false" fo:line-height="100%" fo:text-align="justify" style:justify-single-word="false"/>
    </style:style>
    <style:style style:name="P16" style:family="paragraph" style:parent-style-name="List_20_Paragraph" style:list-style-name="L6">
      <style:paragraph-properties fo:margin-top="0in" fo:margin-bottom="0.0319in" loext:contextual-spacing="false" fo:line-height="100%" fo:text-align="justify" style:justify-single-word="false"/>
      <style:text-properties fo:language="fr" fo:country="FR"/>
    </style:style>
    <style:style style:name="P17" style:family="paragraph" style:parent-style-name="List_20_Paragraph" style:list-style-name="L4">
      <style:paragraph-properties fo:margin-top="0in" fo:margin-bottom="0in" loext:contextual-spacing="false" fo:line-height="100%" fo:text-align="justify" style:justify-single-word="false"/>
    </style:style>
    <style:style style:name="P18" style:family="paragraph" style:parent-style-name="List_20_Paragraph" style:list-style-name="L8">
      <style:paragraph-properties fo:margin-top="0in" fo:margin-bottom="0in" loext:contextual-spacing="false" fo:line-height="100%" fo:text-align="justify" style:justify-single-word="false"/>
    </style:style>
    <style:style style:name="P19" style:family="paragraph" style:parent-style-name="List_20_Paragraph" style:list-style-name="L8">
      <style:paragraph-properties fo:margin-top="0in" fo:margin-bottom="0in" loext:contextual-spacing="false" fo:line-height="100%" fo:text-align="justify" style:justify-single-word="false"/>
      <style:text-properties fo:language="fr" fo:country="FR"/>
    </style:style>
    <style:style style:name="P20" style:family="paragraph" style:parent-style-name="List_20_Paragraph" style:list-style-name="L8">
      <style:paragraph-properties fo:margin-top="0in" fo:margin-bottom="0in" loext:contextual-spacing="false" fo:line-height="100%" fo:text-align="justify" style:justify-single-word="false"/>
      <style:text-properties fo:language="fr" fo:country="FR" officeooo:paragraph-rsid="001c0808"/>
    </style:style>
    <style:style style:name="P21" style:family="paragraph" style:parent-style-name="List_20_Paragraph" style:list-style-name="L8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22" style:family="paragraph" style:parent-style-name="List_20_Paragraph">
      <style:paragraph-properties fo:margin-left="0in" fo:margin-right="0in" fo:line-height="100%" fo:text-align="justify" style:justify-single-word="false" fo:text-indent="0in" style:auto-text-indent="false">
        <style:tab-stops/>
      </style:paragraph-properties>
    </style:style>
    <style:style style:name="P23" style:family="paragraph" style:parent-style-name="List_20_Paragraph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4" style:family="paragraph" style:parent-style-name="Normal" style:master-page-name="MP0">
      <style:paragraph-properties fo:text-align="justify" style:justify-single-word="false" style:page-number="auto" fo:break-before="page"/>
    </style:style>
    <style:style style:name="P25" style:family="paragraph" style:parent-style-name="Normal">
      <style:paragraph-properties fo:text-align="justify" style:justify-single-word="false"/>
    </style:style>
    <style:style style:name="P26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paragraph-rsid="00133816"/>
    </style:style>
    <style:style style:name="P27" style:family="paragraph" style:parent-style-name="Normal" style:list-style-name="L7">
      <style:paragraph-properties fo:margin-top="0in" fo:margin-bottom="0in" loext:contextual-spacing="false" fo:line-height="100%" fo:text-align="justify" style:justify-single-word="fals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711c6"/>
    </style:style>
    <style:style style:name="T3" style:family="text">
      <style:text-properties fo:language="fr" fo:country="FR" officeooo:rsid="001968c5"/>
    </style:style>
    <style:style style:name="T4" style:family="text">
      <style:text-properties fo:language="fr" fo:country="FR" officeooo:rsid="001a46dd"/>
    </style:style>
    <style:style style:name="T5" style:family="text">
      <style:text-properties fo:language="fr" fo:country="FR" officeooo:rsid="001b7bc9"/>
    </style:style>
    <style:style style:name="T6" style:family="text">
      <style:text-properties fo:language="fr" fo:country="FR" officeooo:rsid="001c0808"/>
    </style:style>
    <style:style style:name="T7" style:family="text">
      <style:text-properties style:font-name="MS Mincho" style:font-name-asian="MS Mincho" style:font-name-complex="MS Mincho"/>
    </style:style>
    <style:style style:name="T8" style:family="text">
      <style:text-properties style:text-position="sub 59%"/>
    </style:style>
    <style:style style:name="T9" style:family="text">
      <style:text-properties style:text-position="sub 59%" fo:language="fr" fo:country="FR"/>
    </style:style>
    <style:style style:name="T10" style:family="text">
      <style:text-properties style:text-position="sub 64%" fo:language="fr" fo:country="FR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968c5"/>
    </style:style>
    <style:style style:name="T13" style:family="text">
      <style:text-properties style:text-underline-style="solid" style:text-underline-width="auto" style:text-underline-color="font-color" officeooo:rsid="001a46d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711c6"/>
    </style:style>
    <style:style style:name="T16" style:family="text">
      <style:text-properties style:text-underline-style="none" officeooo:rsid="00184b4c"/>
    </style:style>
    <style:style style:name="T17" style:family="text">
      <style:text-properties style:text-underline-style="none" officeooo:rsid="001a46dd"/>
    </style:style>
    <style:style style:name="T18" style:family="text">
      <style:text-properties officeooo:rsid="00184b4c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01b7bc9" style:font-style-asian="normal" style:font-style-complex="normal"/>
    </style:style>
    <style:style style:name="T21" style:family="text">
      <style:text-properties fo:font-style="normal" style:text-underline-style="none" officeooo:rsid="001b7bc9" style:font-style-asian="normal" style:font-style-complex="normal"/>
    </style:style>
    <style:style style:name="T22" style:family="text">
      <style:text-properties officeooo:rsid="001968c5"/>
    </style:style>
    <style:style style:name="T23" style:family="text">
      <style:text-properties officeooo:rsid="001c0808"/>
    </style:style>
    <style:style style:name="Ru1" style:family="ruby">
      <style:ruby-properties style:ruby-align="left" style:ruby-position="above" loext:ruby-position="above"/>
    </style:style>
    <style:style style:name="Ru2" style:family="ruby">
      <style:ruby-properties style:ruby-align="center" style:ruby-position="above" loext:ruby-position="above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846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2846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846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846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text:list-tab-stop-position="0.25in" fo:text-indent="-0.25in" fo:margin-left="2.7846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846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846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2846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8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Leçon 32</text:span></text:p>
      <text:p text:style-name="P3"><text:span text:style-name="Default_20_Paragraph_20_Font"><text:span text:style-name="T1">2) b) </text:span></text:span>会話を聞いて、空欄を埋めましょう<text:span text:style-name="Default_20_Paragraph_20_Font"><text:span text:style-name="T7">。</text:span></text:span></text:p>
      <text:p text:style-name="P3"/>
      <text:p text:style-name="P6">小川 ： シュミットさん、<text:span text:style-name="Default_20_Paragraph_20_Font"><text:span text:style-name="T7">（</text:span></text:span><text:ruby text:style-name="Ru2"><text:ruby-base><text:span text:style-name="Default_20_Paragraph_20_Font"><text:span text:style-name="T7">元気</text:span></text:span></text:ruby-base><text:ruby-text>げんき</text:ruby-text></text:ruby><text:span text:style-name="Default_20_Paragraph_20_Font"><text:span text:style-name="T7">がありません</text:span></text:span>）ね。<text:span text:style-name="Default_20_Paragraph_20_Font"><text:span text:style-name="T7">（どうしたんですか</text:span></text:span>）<text:span text:style-name="Default_20_Paragraph_20_Font"><text:span text:style-name="T7">？</text:span></text:span></text:p>
      <text:p text:style-name="P7"/>
      <text:p text:style-name="P26">シュミット ： <text:ruby text:style-name="Ru1"><text:ruby-base>最近</text:ruby-base><text:ruby-text>さいきん</text:ruby-text></text:ruby>、（<text:ruby text:style-name="Ru2"><text:ruby-base>体</text:ruby-base><text:ruby-text>からだ</text:ruby-text></text:ruby>の<text:ruby text:style-name="Ru2"><text:ruby-base>朝食</text:ruby-base><text:ruby-text>ちょうし</text:ruby-text></text:ruby>がよくない） ん で す 。 <text:ruby text:style-name="Ru1"><text:ruby-base>時</text:ruby-base><text:ruby-text>とき</text:ruby-text></text:ruby> <text:ruby text:style-name="Ru1"><text:ruby-base><text:span text:style-name="Default_20_Paragraph_20_Font"><text:span text:style-name="T7">々</text:span></text:span></text:ruby-base><text:ruby-text>どき</text:ruby-text></text:ruby>（<text:ruby text:style-name="Ru1"><text:ruby-base>頭</text:ruby-base><text:ruby-text>あたま</text:ruby-text></text:ruby>や<text:ruby text:style-name="Ru1"><text:ruby-base>胃</text:ruby-base><text:ruby-text>い</text:ruby-text></text:ruby>がいたくなる）んですよ<text:span text:style-name="Default_20_Paragraph_20_Font"><text:span text:style-name="T7">。</text:span></text:span></text:p>
      <text:p text:style-name="P7"/>
      <text:p text:style-name="P6">小川 ： それはいけませんね。（<text:ruby text:style-name="Ru2"><text:ruby-base>仕事</text:ruby-base><text:ruby-text>しごと</text:ruby-text></text:ruby>が<text:ruby text:style-name="Ru2"><text:ruby-base>忙</text:ruby-base><text:ruby-text>いそが</text:ruby-text></text:ruby>し）んですか？ </text:p>
      <text:p text:style-name="P6"/>
      <text:p text:style-name="P6">シュミット ： ええ。（<text:ruby text:style-name="Ru1"><text:ruby-base>残業</text:ruby-base><text:ruby-text>ざんぎょう</text:ruby-text></text:ruby>が<text:ruby text:style-name="Ru1"><text:ruby-base>多</text:ruby-base><text:ruby-text>おお</text:ruby-text></text:ruby>い）んです。 </text:p>
      <text:p text:style-name="P6"/>
      <text:p text:style-name="P6">小川 ： （ストレスかもしれませんね）。<text:ruby text:style-name="Ru2"><text:ruby-base>一度</text:ruby-base><text:ruby-text>いちどう</text:ruby-text></text:ruby>（<text:ruby text:style-name="Ru2"><text:ruby-base>病院</text:ruby-base><text:ruby-text>びょういん</text:ruby-text></text:ruby>で<text:ruby text:style-name="Ru2"><text:ruby-base>診</text:ruby-base><text:ruby-text>み</text:ruby-text></text:ruby>てもらった）ほうが いいですよ。</text:p>
      <text:p text:style-name="P6"/>
      <text:p text:style-name="P6">シュミット ： ええ、そうですね。 </text:p>
      <text:p text:style-name="P6"/>
      <text:p text:style-name="P6">小川 ： （<text:ruby text:style-name="Ru2"><text:ruby-base>無</text:ruby-base><text:ruby-text>む</text:ruby-text></text:ruby><text:ruby text:style-name="Ru2"><text:ruby-base>理</text:ruby-base><text:ruby-text>り</text:ruby-text></text:ruby>をしない）ほうがいいですよ。 </text:p>
      <text:p text:style-name="P6"/>
      <text:p text:style-name="P6">シュミット ： ええ、（<text:ruby text:style-name="Ru1"><text:ruby-base>今</text:ruby-base><text:ruby-text>いま</text:ruby-text></text:ruby>の<text:ruby text:style-name="Ru2"><text:ruby-base>仕事</text:ruby-base><text:ruby-text>しごと</text:ruby-text></text:ruby>が<text:ruby text:style-name="Ru2"><text:ruby-base>終</text:ruby-base><text:ruby-text>お</text:ruby-text></text:ruby>わっ）たら、（<text:ruby text:style-name="Ru2"><text:ruby-base>休</text:ruby-base><text:ruby-text>やす</text:ruby-text></text:ruby>みを<text:ruby text:style-name="Ru2"><text:ruby-base>取</text:ruby-base><text:ruby-text>と</text:ruby-text></text:ruby>ろう）と<text:ruby text:style-name="Ru1"><text:ruby-base>思</text:ruby-base><text:ruby-text>おも</text:ruby-text></text:ruby>って います。 </text:p>
      <text:p text:style-name="P6"/>
      <text:p text:style-name="P6">小川 ： それは、いいですね<text:span text:style-name="Default_20_Paragraph_20_Font"><text:span text:style-name="T7">。</text:span></text:span></text:p>
      <text:p text:style-name="P8"/>
      <text:p text:style-name="P8"/>
      <text:p text:style-name="P8"/>
      <text:p text:style-name="P1"/>
      <text:p text:style-name="P3">1. 隣の人と次の会話をしましょう。下線の部分を変えて、会話をしましょう。</text:p>
      <text:p text:style-name="P10"/>
      <text:p text:style-name="P3">a)</text:p>
      <text:p text:style-name="P6"><text:tab/></text:p>
      <text:p text:style-name="P6">A：どうしたんですか<text:span text:style-name="Default_20_Paragraph_20_Font"><text:span text:style-name="T7">？</text:span></text:span></text:p>
      <text:p text:style-name="P9"><text:span text:style-name="Default_20_Paragraph_20_Font"><text:span text:style-name="T1"/></text:span></text:p>
      <text:p text:style-name="P4"><text:span text:style-name="Default_20_Paragraph_20_Font"><text:span text:style-name="T1">B：</text:span></text:span><text:span text:style-name="T11">やけどをした</text:span><text:span text:style-name="T15"><text:tab/><text:tab/></text:span>んです。</text:p>
      <text:list xml:id="list190902193" text:style-name="L2">
        <text:list-item>
          <text:p text:style-name="P14"><text:span text:style-name="Default_20_Paragraph_20_Font"><text:span text:style-name="T1">i)</text:span></text:span><text:ruby text:style-name="Ru1"><text:ruby-base><text:span text:style-name="Default_20_Paragraph_20_Font"><text:span text:style-name="T1">熱</text:span></text:span></text:ruby-base><text:ruby-text>ねつ</text:ruby-text></text:ruby><text:span text:style-name="Default_20_Paragraph_20_Font"><text:span text:style-name="T1">がある</text:span></text:span></text:p>
        </text:list-item>
        <text:list-item>
          <text:p text:style-name="P14"><text:span text:style-name="Default_20_Paragraph_20_Font"><text:span text:style-name="T1">ii)</text:span></text:span><text:ruby text:style-name="Ru1"><text:ruby-base><text:span text:style-name="Default_20_Paragraph_20_Font"><text:span text:style-name="T2">頭</text:span></text:span></text:ruby-base><text:ruby-text>あたま</text:ruby-text></text:ruby><text:span text:style-name="Default_20_Paragraph_20_Font"><text:span text:style-name="T2">がいたい</text:span></text:span></text:p>
        </text:list-item>
      </text:list>
      <text:p text:style-name="P22"><text:span text:style-name="Default_20_Paragraph_20_Font"><text:span text:style-name="T1"/></text:span></text:p>
      <text:p text:style-name="P12">A：じゃ、<text:span text:style-name="T14">すぐ</text:span><text:span text:style-name="T15"><text:tab/></text:span><text:ruby text:style-name="Ru1"><text:ruby-base><text:span text:style-name="T11">水道</text:span></text:ruby-base><text:ruby-text>すいど</text:ruby-text></text:ruby><text:span text:style-name="T11">の</text:span><text:ruby text:style-name="Ru1"><text:ruby-base><text:span text:style-name="T11">水</text:span></text:ruby-base><text:ruby-text>みず</text:ruby-text></text:ruby><text:span text:style-name="T11">で</text:span><text:ruby text:style-name="Ru1"><text:ruby-base><text:span text:style-name="T11">冷</text:span></text:ruby-base><text:ruby-text>ひ</text:ruby-text></text:ruby><text:span text:style-name="T11">やした</text:span><text:span text:style-name="T15"><text:tab/></text:span>ほうがいいですよ<text:span text:style-name="Default_20_Paragraph_20_Font"><text:span text:style-name="T7">。</text:span></text:span></text:p>
      <text:list xml:id="list2542127249" text:style-name="L4">
        <text:list-item>
          <text:p text:style-name="P17"><text:span text:style-name="Default_20_Paragraph_20_Font"><text:span text:style-name="T1">i)</text:span></text:span><text:ruby text:style-name="Ru1"><text:ruby-base><text:span text:style-name="Default_20_Paragraph_20_Font"><text:span text:style-name="T1">家</text:span></text:span></text:ruby-base><text:ruby-text>いえ</text:ruby-text></text:ruby><text:span text:style-name="Default_20_Paragraph_20_Font"><text:span text:style-name="T1">に</text:span></text:span><text:ruby text:style-name="Ru1"><text:ruby-base><text:span text:style-name="Default_20_Paragraph_20_Font"><text:span text:style-name="T1">変え</text:span></text:span></text:ruby-base><text:ruby-text>か</text:ruby-text></text:ruby><text:span text:style-name="Default_20_Paragraph_20_Font"><text:span text:style-name="T1">て、</text:span></text:span><text:ruby text:style-name="Ru1"><text:ruby-base><text:span text:style-name="Default_20_Paragraph_20_Font"><text:span text:style-name="T1">休</text:span></text:span></text:ruby-base><text:ruby-text>やす</text:ruby-text></text:ruby><text:span text:style-name="Default_20_Paragraph_20_Font"><text:span text:style-name="T1">んだ</text:span></text:span></text:p>
        </text:list-item>
        <text:list-item>
          <text:p text:style-name="P17"><text:span text:style-name="Default_20_Paragraph_20_Font"><text:span text:style-name="T1">ii)</text:span></text:span><text:ruby text:style-name="Ru1"><text:ruby-base><text:span text:style-name="Default_20_Paragraph_20_Font"><text:span text:style-name="T1">薬</text:span></text:span></text:ruby-base><text:ruby-text>くすり</text:ruby-text></text:ruby><text:span text:style-name="Default_20_Paragraph_20_Font"><text:span text:style-name="T1">を</text:span></text:span><text:ruby text:style-name="Ru1"><text:ruby-base><text:span text:style-name="Default_20_Paragraph_20_Font"><text:span text:style-name="T1">飲</text:span></text:span></text:ruby-base><text:ruby-text>の</text:ruby-text></text:ruby><text:span text:style-name="Default_20_Paragraph_20_Font"><text:span text:style-name="T1">んだ</text:span></text:span></text:p>
        </text:list-item>
      </text:list>
      <text:p text:style-name="P12"/>
      <text:p text:style-name="P6">B：ええ、そうします。</text:p>
      <text:p text:style-name="P3"/>
      <text:p text:style-name="P3"/>
      <text:p text:style-name="P3"><text:s/></text:p>
      <text:p text:style-name="P2">b)</text:p>
      <text:p text:style-name="P6">A：もうすぐ<text:span text:style-name="T18"><text:tab/></text:span><text:ruby text:style-name="Ru2"><text:ruby-base><text:span text:style-name="T11">入学</text:span></text:ruby-base><text:ruby-text>にゅうがく</text:ruby-text></text:ruby><text:ruby text:style-name="Ru2"><text:ruby-base><text:span text:style-name="T11">試験</text:span></text:ruby-base><text:ruby-text>しけん</text:ruby-text></text:ruby><text:span text:style-name="T17"><text:tab/></text:span>ですね。　<text:span text:style-name="T11">タワポンさんは、</text:span><text:ruby text:style-name="Ru2"><text:ruby-base><text:span text:style-name="T11">合格</text:span></text:ruby-base><text:ruby-text>ごうかく</text:ruby-text></text:ruby><text:span text:style-name="T11">する</text:span>でしょうか<text:span text:style-name="Default_20_Paragraph_20_Font"><text:span text:style-name="T7">？</text:span></text:span></text:p>
      <text:list xml:id="list4166895483" text:style-name="L6">
        <text:list-item>
          <text:p text:style-name="P15"><text:span text:style-name="T1">i)</text:span><text:ruby text:style-name="Ru1"><text:ruby-base><text:span text:style-name="T1">サッカー</text:span></text:ruby-base><text:ruby-text>さっかあ</text:ruby-text></text:ruby><text:span text:style-name="T1">の</text:span><text:ruby text:style-name="Ru1"><text:ruby-base><text:span text:style-name="T1">試合</text:span></text:ruby-base><text:ruby-text>しあい</text:ruby-text></text:ruby><text:span text:style-name="T3"><text:tab/></text:span><text:span text:style-name="T4">　　　</text:span><text:span text:style-name="T3">IMCの</text:span><text:ruby text:style-name="Ru2"><text:ruby-base><text:span text:style-name="T3">チーム</text:span></text:ruby-base><text:ruby-text>ちいむ</text:ruby-text></text:ruby><text:span text:style-name="T3">は</text:span><text:ruby text:style-name="Ru2"><text:ruby-base><text:span text:style-name="T3">勝</text:span></text:ruby-base><text:ruby-text>か</text:ruby-text></text:ruby><text:span text:style-name="T3">つ</text:span></text:p>
        </text:list-item>
        <text:list-item>
          <text:p text:style-name="P16">ii) ボランチあの<text:ruby text:style-name="Ru1"><text:ruby-base>国際</text:ruby-base><text:ruby-text>こくさい</text:ruby-text></text:ruby><text:ruby text:style-name="Ru1"><text:ruby-base>会議</text:ruby-base><text:ruby-text>かいぎ</text:ruby-text></text:ruby><text:span text:style-name="T23"><text:tab/></text:span><text:ruby text:style-name="Ru1"><text:ruby-base><text:span text:style-name="T23">会議</text:span></text:ruby-base><text:ruby-text>かいぎ</text:ruby-text></text:ruby><text:span text:style-name="T23">は、</text:span><text:ruby text:style-name="Ru1"><text:ruby-base><text:span text:style-name="T23">成功</text:span></text:ruby-base><text:ruby-text>せいこう</text:ruby-text></text:ruby><text:span text:style-name="T23">する</text:span></text:p>
        </text:list-item>
      </text:list>
      <text:p text:style-name="P23"><text:span text:style-name="T1">　　　　　　</text:span></text:p>
      <text:p text:style-name="P13">B：<text:span text:style-name="T22"><text:tab/></text:span><text:span text:style-name="T19">よく</text:span><text:ruby text:style-name="Ru1"><text:ruby-base><text:span text:style-name="T19">勉強</text:span></text:ruby-base><text:ruby-text>べんきょう</text:ruby-text></text:ruby><text:span text:style-name="T19">して</text:span><text:span text:style-name="T21"><text:tab/>　　　</text:span>いましたから、きっと　<text:ruby text:style-name="Ru1"><text:ruby-base><text:span text:style-name="T11">合格</text:span></text:ruby-base><text:ruby-text>ごうかく</text:ruby-text></text:ruby><text:span text:style-name="T11">する</text:span><text:span text:style-name="T16">　</text:span>でしょう<text:span text:style-name="Default_20_Paragraph_20_Font"><text:span text:style-name="T7">。</text:span></text:span></text:p>
      <text:list xml:id="list1500524168" text:style-name="L8">
        <text:list-item>
          <text:p text:style-name="P18"><text:span text:style-name="T1">i) あんなに</text:span><text:ruby text:style-name="Ru1"><text:ruby-base><text:span text:style-name="T1">練習</text:span></text:ruby-base><text:ruby-text>れんしゅう</text:ruby-text></text:ruby><text:span text:style-name="T1">して</text:span><text:span text:style-name="T3"><text:tab/><text:tab/><text:tab/></text:span><text:span text:style-name="T5">　　　</text:span><text:ruby text:style-name="Ru2"><text:ruby-base><text:span text:style-name="T6">勝</text:span></text:ruby-base><text:ruby-text>か</text:ruby-text></text:ruby><text:span text:style-name="T6">つ</text:span></text:p>
        </text:list-item>
        <text:list-item>
          <text:p text:style-name="P20">ii) <text:ruby text:style-name="Ru1"><text:ruby-base><text:span text:style-name="T22">６</text:span></text:ruby-base><text:ruby-text>ろっ</text:ruby-text></text:ruby><text:span text:style-name="T22">か</text:span><text:ruby text:style-name="Ru1"><text:ruby-base><text:span text:style-name="T22">月</text:span></text:ruby-base><text:ruby-text>げつ</text:ruby-text></text:ruby><text:span text:style-name="T23"> </text:span><text:ruby text:style-name="Ru1"><text:ruby-base><text:span text:style-name="T22">前</text:span></text:ruby-base><text:ruby-text>まえ</text:ruby-text></text:ruby><text:span text:style-name="T22">から</text:span><text:ruby text:style-name="Ru1"><text:ruby-base><text:span text:style-name="T22">準備</text:span></text:ruby-base><text:ruby-text>じゅんび</text:ruby-text></text:ruby><text:span text:style-name="T22">して</text:span><text:span text:style-name="T23"><text:tab/><text:tab/>　　　</text:span><text:ruby text:style-name="Ru2"><text:ruby-base><text:span text:style-name="T23">成功</text:span></text:ruby-base><text:ruby-text>せいこう</text:ruby-text></text:ruby><text:span text:style-name="T23">する</text:span></text:p>
          <text:p text:style-name="P21"/>
        </text:list-item>
      </text:list>
      <text:p text:style-name="P3"/>
      <text:p text:style-name="P3"/>
      <text:p text:style-name="P3"/>
      <text:p text:style-name="P3">c)</text:p>
      <text:p text:style-name="P6">A：<text:span text:style-name="T11">京都の紅葉</text:span><text:span text:style-name="T12"><text:tab/></text:span>を見たことがありますか？</text:p>
      <text:list xml:id="list93555253802625" text:style-name="L8">
        <text:list-item>
          <text:p text:style-name="P18"><text:span text:style-name="T1">i) </text:span></text:p>
        </text:list-item>
        <text:list-item>
          <text:p text:style-name="P19">ii) </text:p>
          <text:p text:style-name="P19"/>
        </text:list-item>
      </text:list>
      <text:p text:style-name="P6">B：ええ<text:span text:style-name="Default_20_Paragraph_20_Font"><text:span text:style-name="T7">。</text:span></text:span></text:p>
      <text:p text:style-name="P11"/>
      <text:p text:style-name="P6">A：<text:span text:style-name="T11">来週</text:span>行こうと思っているんですが……<text:span text:style-name="Default_20_Paragraph_20_Font"><text:span text:style-name="T7">。</text:span></text:span><text:span text:style-name="Default_20_Paragraph_20_Font"><text:span text:style-name="T1"><text:tab/></text:span></text:span><text:span text:style-name="Default_20_Paragraph_20_Font"><text:span text:style-name="T8">　　</text:span></text:span></text:p>
      <text:p text:style-name="P6"/>
      <text:p text:style-name="P6">B：きれいですよ。でも、<text:span text:style-name="T11">京都はちょっと寒い</text:span>かもしれませんから、</text:p>
      <text:p text:style-name="P6"/>
      <text:p text:style-name="P6"><text:span text:style-name="T11">セーターを持 って行った</text:span>ほうがいいですよ。</text:p>
      <text:p text:style-name="P6"/>
      <text:list xml:id="list93555610569519" text:style-name="L7">
        <text:list-item>
          <text:p text:style-name="P27"><text:span text:style-name="Default_20_Paragraph_20_Font"><text:span text:style-name="T1"><text:tab/></text:span></text:span><text:span text:style-name="Default_20_Paragraph_20_Font"><text:span text:style-name="T8">　　かいぎしつ　　ゆうやく　</text:span></text:span></text:p>
        </text:list-item>
      </text:list>
      <text:list xml:id="list93556193946297" text:style-name="L8">
        <text:list-item>
          <text:p text:style-name="P19">i) </text:p>
        </text:list-item>
        <text:list-item>
          <text:p text:style-name="P18"><text:span text:style-name="Default_20_Paragraph_20_Font"><text:span text:style-name="T1">　　　 <text:s/></text:span></text:span><text:span text:style-name="Default_20_Paragraph_20_Font"><text:span text:style-name="T9">ほんしゃ</text:span></text:span><text:span text:style-name="Default_20_Paragraph_20_Font"><text:span text:style-name="T10"> <text:s text:c="5"/></text:span></text:span><text:span text:style-name="Default_20_Paragraph_20_Font"><text:span text:style-name="T9">しりょう　　おく</text:span></text:span></text:p>
        </text:list-item>
        <text:list-item>
          <text:p text:style-name="P19">ii) </text:p>
        </text:list-item>
      </text:list>
      <text:p text:style-name="P3"/>
      <text:p text:style-name="P3">A：そうですか。ありがとうございます<text:span text:style-name="Default_20_Paragraph_20_Font"><text:span text:style-name="T7">。</text:span></text:span></text:p>
      <text:p text:style-name="P5"/>
      <text:p text:style-name="P3">2. a) 会話を聞きましょう。 </text:p>
      <text:p text:style-name="P3">i) シュミットさんは、どうしましたか？ </text:p>
      <text:p text:style-name="P3">ii) シュミットさんは、仕事がたくさんありますか？ </text:p>
      <text:p text:style-name="P3">iii) シュミットさんは、病院へ行きますか？ </text:p>
      <text:p text:style-name="P3">iv) シュミットさんは、いつ休みを取るつもりですか<text:span text:style-name="Default_20_Paragraph_20_Font"><text:span text:style-name="T7">？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Yann Marty</meta:initial-creator>
    <meta:creation-date>2021-11-10T07:00:00Z</meta:creation-date>
    <dc:date>2021-12-01T10:56:49.719093341</dc:date>
    <meta:editing-cycles>47</meta:editing-cycles>
    <meta:editing-duration>PT3H5M30S</meta:editing-duration>
    <meta:document-statistic meta:table-count="0" meta:image-count="0" meta:object-count="0" meta:page-count="3" meta:paragraph-count="51" meta:word-count="760" meta:character-count="917" meta:non-whitespace-character-count="802"/>
    <meta:template xlink:type="simple" xlink:actuate="onRequest" xlink:title="" xlink:href="Normal.dotm"/>
  </office:meta>
</office:document-meta>
</file>